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03fa1a9" officeooo:paragraph-rsid="001874a7" style:font-weight-asian="normal" style:font-weight-complex="normal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4756b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4bfaa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4756b" style:font-style-asian="normal" style:font-style-complex="normal"/>
    </style:style>
    <style:style style:name="T6" style:family="text">
      <style:text-properties fo:font-style="normal" officeooo:rsid="0044bfaa" style:font-style-asian="normal" style:font-style-complex="normal"/>
    </style:style>
    <style:style style:name="T7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44756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4bfa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130bb"/>
    </style:style>
    <style:style style:name="T11" style:family="text">
      <style:text-properties officeooo:rsid="0044756b"/>
    </style:style>
    <style:style style:name="T12" style:family="text">
      <style:text-properties officeooo:rsid="0044bfaa"/>
    </style:style>
    <style:style style:name="T13" style:family="text">
      <style:text-properties fo:font-weight="normal" officeooo:rsid="003a59a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7"> </text:span></text:span><text:span text:style-name="Emphasis"><text:span text:style-name="T8">T</text:span></text:span><text:span text:style-name="Emphasis"><text:span text:style-name="T9">hree</text:span></text:span><text:span text:style-name="Emphasis"><text:span text:style-name="T7">: </text:span></text:span><text:span text:style-name="Emphasis"><text:span text:style-name="T9">Explor</text:span></text:span><text:span text:style-name="Emphasis"><text:span text:style-name="T7">ing Data</text:span></text:span></text:p>
      <text:p text:style-name="P5"><text:span text:style-name="Emphasis"><text:span text:style-name="T4">Data Mining with Rattle and R</text:span></text:span></text:p>
      <text:p text:style-name="P4"><text:span text:style-name="T3">Chapter </text:span><text:span text:style-name="T6">5</text:span><text:span text:style-name="T5">.1</text:span></text:p>
      <text:p text:style-name="P2">1/<text:span text:style-name="T11">1</text:span><text:span text:style-name="T12">7</text:span><text:span text:style-name="T10">/22</text:span></text:p>
      <text:p text:style-name="P1"/>
      <text:p text:style-name="P1">Learning Object<text:span text:style-name="T1">i</text:span>ves</text:p>
      <text:list xml:id="list625201213" text:style-name="L1">
        <text:list-item>
          <text:p text:style-name="P8"><text:span text:style-name="T13">Describe the value of missing value correlation, compared to traditional correlation</text:span></text:p>
        </text:list-item>
        <text:list-item>
          <text:p text:style-name="P8">Characterize the value of summary statistics </text:p>
        </text:list-item>
        <text:list-item>
          <text:p text:style-name="P8">Justify the value of presenting data using various visualization types </text:p>
        </text:list-item>
        <text:list-item>
          <text:p text:style-name="P8">Contextualize exploratory analysis within the larger aims of the data mining plan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17T11:45:47.853193283</dc:date>
    <meta:editing-duration>P2DT6H32M12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2" meta:character-count="412" meta:non-whitespace-character-count="362"/>
  </office:meta>
</office:document-meta>
</file>